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text-properties fo:color="#FF0000"/>
    </style:style>
    <style:style style:name="P3" style:parent-style-name="Normal" style:family="paragraph">
      <style:text-properties fo:color="#FF0000"/>
    </style:style>
    <style:style style:name="P4" style:parent-style-name="Normal" style:family="paragraph">
      <style:text-properties fo:color="#FF0000"/>
    </style:style>
    <style:style style:name="P5" style:parent-style-name="Normal" style:family="paragraph">
      <style:text-properties fo:color="#FF0000"/>
    </style:style>
    <style:style style:name="P6" style:parent-style-name="Normal" style:family="paragraph">
      <style:paragraph-properties fo:widows="0" fo:orphans="0" style:text-autospace="none" fo:margin-bottom="0.1388in" fo:line-height="115%"/>
    </style:style>
    <style:style style:name="T7" style:parent-style-name="DefaultParagraphFont" style:family="text">
      <style:text-properties style:font-name-complex="Calibri" fo:color="#FF0000" fo:language="en"/>
    </style:style>
    <style:style style:name="P8" style:parent-style-name="Normal" style:family="paragraph">
      <style:paragraph-properties fo:widows="0" fo:orphans="0" style:text-autospace="none" fo:margin-bottom="0.1388in" fo:line-height="115%"/>
      <style:text-properties style:font-name-complex="Calibri" fo:language="en"/>
    </style:style>
    <style:style style:name="P9" style:parent-style-name="Normal" style:family="paragraph">
      <style:paragraph-properties fo:widows="0" fo:orphans="0" style:text-autospace="none" fo:margin-bottom="0.1388in" fo:line-height="115%"/>
      <style:text-properties style:font-name-complex="Calibri" fo:language="en"/>
    </style:style>
    <style:style style:name="P10" style:parent-style-name="Normal" style:family="paragraph">
      <style:paragraph-properties fo:widows="0" fo:orphans="0" style:text-autospace="none" fo:margin-bottom="0.1388in" fo:line-height="115%"/>
      <style:text-properties style:font-name-complex="Calibri" fo:language="en"/>
    </style:style>
    <style:style style:name="P11" style:parent-style-name="Normal" style:family="paragraph">
      <style:paragraph-properties fo:widows="0" fo:orphans="0" style:text-autospace="none" fo:margin-bottom="0.1388in" fo:line-height="115%"/>
      <style:text-properties style:font-name-complex="Calibri" fo:language="en"/>
    </style:style>
    <style:style style:name="P12" style:parent-style-name="Normal" style:family="paragraph">
      <style:paragraph-properties fo:widows="0" fo:orphans="0" style:text-autospace="none" fo:margin-bottom="0.1388in" fo:line-height="115%"/>
      <style:text-properties style:font-name-complex="Calibri" fo:language="en"/>
    </style:style>
    <style:style style:name="P13" style:parent-style-name="Normal" style:family="paragraph">
      <style:paragraph-properties fo:widows="0" fo:orphans="0" style:text-autospace="none" fo:margin-bottom="0.1388in" fo:line-height="115%"/>
      <style:text-properties style:font-name-complex="Calibri" fo:language="en"/>
    </style:style>
    <style:style style:name="P14" style:parent-style-name="Normal" style:family="paragraph">
      <style:paragraph-properties fo:widows="0" fo:orphans="0" style:text-autospace="none" fo:margin-bottom="0.1388in" fo:line-height="115%"/>
      <style:text-properties style:font-name-complex="Calibri" fo:language="en"/>
    </style:style>
    <style:style style:name="P15" style:parent-style-name="Normal" style:family="paragraph">
      <style:paragraph-properties fo:widows="0" fo:orphans="0" style:text-autospace="none" fo:margin-bottom="0.1388in" fo:line-height="115%"/>
      <style:text-properties style:font-name-complex="Calibri" fo:language="en"/>
    </style:style>
    <style:style style:name="P16" style:parent-style-name="Normal" style:family="paragraph">
      <style:text-properties fo:color="#FF0000"/>
    </style:style>
    <style:style style:name="P17" style:parent-style-name="Normal" style:family="paragraph">
      <style:text-properties style:font-name-complex="Calibri" fo:language="en"/>
    </style:style>
    <style:style style:name="P18" style:parent-style-name="Normal" style:family="paragraph">
      <style:text-properties style:font-name-complex="Calibri" fo:language="en"/>
    </style:style>
    <style:style style:name="P19" style:parent-style-name="Normal" style:family="paragraph">
      <style:text-properties style:font-name-complex="Calibri" fo:language="en"/>
    </style:style>
    <style:style style:name="P20" style:parent-style-name="Normal" style:family="paragraph">
      <style:text-properties style:font-name-complex="Calibri" fo:language="en"/>
    </style:style>
    <style:style style:name="P21" style:parent-style-name="Normal" style:family="paragraph">
      <style:text-properties style:font-name-complex="Calibri" fo:language="en"/>
    </style:style>
    <style:style style:name="P22" style:parent-style-name="Normal" style:family="paragraph">
      <style:text-properties style:font-name-complex="Calibri" fo:color="#FF0000" fo:language="en"/>
    </style:style>
    <style:style style:name="P23" style:parent-style-name="Normal" style:family="paragraph">
      <style:text-properties style:font-name-complex="Calibri" fo:language="en"/>
    </style:style>
    <style:style style:name="P24" style:parent-style-name="Normal" style:family="paragraph">
      <style:text-properties style:font-name-complex="Calibri" fo:language="en"/>
    </style:style>
    <style:style style:name="P25" style:parent-style-name="Normal" style:family="paragraph">
      <style:text-properties style:font-name-complex="Calibri" fo:language="en"/>
    </style:style>
    <style:style style:name="P26" style:parent-style-name="Normal" style:family="paragraph">
      <style:text-properties style:font-name-complex="Calibri" fo:language="en"/>
    </style:style>
    <style:style style:name="P27" style:parent-style-name="Normal" style:family="paragraph">
      <style:text-properties style:font-name-complex="Calibri" fo:language="en"/>
    </style:style>
    <style:style style:name="P28" style:parent-style-name="Normal" style:family="paragraph">
      <style:text-properties style:font-name-complex="Calibri" fo:language="en"/>
    </style:style>
    <style:style style:name="P29" style:parent-style-name="Normal" style:family="paragraph">
      <style:text-properties style:font-name-complex="Calibri" fo:language="en"/>
    </style:style>
    <style:style style:name="P30" style:parent-style-name="Normal" style:family="paragraph">
      <style:text-properties style:font-name-complex="Calibri" fo:language="en"/>
    </style:style>
    <style:style style:name="P31" style:parent-style-name="Normal" style:family="paragraph">
      <style:text-properties style:font-name-complex="Calibri" fo:language="en"/>
    </style:style>
    <style:style style:name="P32" style:parent-style-name="Normal" style:family="paragraph">
      <style:text-properties style:font-name-complex="Calibri" fo:language="en"/>
    </style:style>
    <style:style style:name="P33" style:parent-style-name="Normal" style:family="paragraph">
      <style:text-properties style:font-name-complex="Calibri" fo:language="en"/>
    </style:style>
    <style:style style:name="P34" style:parent-style-name="Normal" style:family="paragraph">
      <style:text-properties style:font-name-complex="Calibri" fo:language="en"/>
    </style:style>
    <style:style style:name="P35" style:parent-style-name="Normal" style:family="paragraph">
      <style:text-properties style:font-name-complex="Calibri" fo:color="#FF0000" fo:language="en"/>
    </style:style>
    <style:style style:name="P36" style:parent-style-name="Normal" style:family="paragraph">
      <style:text-properties style:font-name-complex="Calibri" fo:language="en"/>
    </style:style>
  </office:automatic-styles>
  <office:body>
    <office:text text:use-soft-page-breaks="true">
      <text:p text:style-name="P1">Subiect 4</text:p>
      <text:p text:style-name="P2">1.Cand decidem sa utilizam membri static ?</text:p>
      <text:p text:style-name="ListParagraph">Utilizam membri static cand vrem ca toate obiectele unei clase sa aiba un membru comun</text:p>
      <text:p text:style-name="ListParagraph"/>
      <text:p text:style-name="P3">2.Ce operatori noi sunt introdusi in C++ fata de cei existenti in C</text:p>
      <text:p text:style-name="Normal">new-alocare de memorie</text:p>
      <text:p text:style-name="Normal">delete-dealocare</text:p>
      <text:p text:style-name="Normal">.*-accept prin pointer la membru unei clase</text:p>
      <text:p text:style-name="Normal">-&gt;*-accept prin pointer la adresa unui membru al clasei</text:p>
      <text:p text:style-name="Normal">: :-operator de rezolutie,accesarea unor <text:s/>variabile mascate</text:p>
      <text:p text:style-name="Normal"/>
      <text:p text:style-name="P4">3.Supradefiniti operatorul de indexare pt clasa Test</text:p>
      <text:p text:style-name="Normal">class Test</text:p>
      <text:p text:style-name="Normal">{</text:p>
      <text:p text:style-name="Normal">int v[100],n;</text:p>
      <text:p text:style-name="Normal"><text:s/>public :Test &amp; operator [ ] ( int );</text:p>
      <text:p text:style-name="Normal">};</text:p>
      <text:p text:style-name="Normal">Test &amp; Test : :operator [ ](int b)</text:p>
      <text:p text:style-name="Normal">{</text:p>
      <text:p text:style-name="Normal">n=b;</text:p>
      <text:p text:style-name="Normal">for ( int i=0,i&lt;n,i++ )</text:p>
      <text:p text:style-name="Normal">v[i]=0;</text:p>
      <text:p text:style-name="Normal">}</text:p>
      <text:p text:style-name="P5">4.Dati un exemplu de clasa abstracta</text:p>
      <text:p text:style-name="Normal">Class Test<text:s/></text:p>
      <text:p text:style-name="Normal">{</text:p>
      <text:p text:style-name="Normal"><text:s/>public : virtual void deseneaza ( )=0;</text:p>
      <text:p text:style-name="Normal">}</text:p>
      <text:p text:style-name="Normal">Este folosita pt ca alte clase obiect sa<text:s/>poata mosteni interfata sau implementarea</text:p>
      <text:soft-page-break/>
      <text:p text:style-name="P6"><text:s/><text:span text:style-name="T7">5.Ce reprezinta tipul referinta? Dar tipul pointer?</text:span></text:p>
      <text:p text:style-name="P8">Pointerul reprezinta metodalitatea de a retine adresa de memorie, in timp ce referinta retine adresa de memorie a unei variabile specifice.</text:p>
      <text:p text:style-name="P9">Tipul referinta poate<text:s/>fi definiat ca un alias acordat unei variabile si exista atat timp cat variabile la care face referire exista.O diferenta este aceea ca pointerul poate sa ramana neinitializat in timp ce referinta nu.</text:p>
      <text:p text:style-name="P10">exemplu:<text:s/></text:p>
      <text:p text:style-name="P11">int a=3;</text:p>
      <text:p text:style-name="P12">int b=6;</text:p>
      <text:p text:style-name="P13">int &amp;r= b;</text:p>
      <text:p text:style-name="P14">r=7;</text:p>
      <text:p text:style-name="P15">r=a;</text:p>
      <text:p text:style-name="Normal"/>
      <text:p text:style-name="P16">6.Utilitatea constructorului de copiere</text:p>
      <text:p text:style-name="P17">Constructorul de copiere initializeaza un nou obiect identic cu altul creat anterior in cadrul aceleasi clase.( putem atribui unui obiect caracteristicile altui obiect)</text:p>
      <text:p text:style-name="P18">class Test</text:p>
      <text:p text:style-name="P19">{</text:p>
      <text:p text:style-name="P20">Test (Test &amp; ob );</text:p>
      <text:p text:style-name="P21">};</text:p>
      <text:p text:style-name="P22">8.Clasa template in C++</text:p>
      <text:p text:style-name="P23">template &lt; class T &gt;</text:p>
      <text:p text:style-name="P24">class T</text:p>
      <text:p text:style-name="P25">{<text:s/></text:p>
      <text:p text:style-name="P26">T &amp; operator [ ] ( int);</text:p>
      <text:p text:style-name="P27">};</text:p>
      <text:p text:style-name="P28">main ( )</text:p>
      <text:p text:style-name="P29">{<text:s/></text:p>
      <text:p text:style-name="P30">}</text:p>
      <text:soft-page-break/>
      <text:p text:style-name="P31">T &amp; vector &lt; T &gt;: : operator [ ] (int I )</text:p>
      <text:p text:style-name="P32">{ if (……)</text:p>
      <text:p text:style-name="P33">return 1;</text:p>
      <text:p text:style-name="P34">}</text:p>
      <text:p text:style-name="P35"/>
      <text:p text:style-name="P3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man Daniel</meta:initial-creator>
    <dc:creator>Roman Daniel</dc:creator>
    <meta:creation-date>2020-02-16T21:35:00Z</meta:creation-date>
    <dc:date>2020-02-16T21:35:00Z</dc:date>
    <meta:template xlink:href="Normal" xlink:type="simple"/>
    <meta:editing-cycles>2</meta:editing-cycles>
    <meta:editing-duration>PT0S</meta:editing-duration>
    <meta:document-statistic meta:page-count="3" meta:paragraph-count="3" meta:word-count="247" meta:character-count="1655" meta:row-count="11" meta:non-whitespace-character-count="1411"/>
  </office:meta>
</office:document-meta>
</file>